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6" style:family="graphic" style:parent-style-name="standard">
      <style:graphic-properties draw:stroke="solid"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2cm" svg:height="25cm" svg:x="6.1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8.7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1.3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3.9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6.5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9.1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1.7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4.2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6.6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0.4cm" svg:height="1.09cm" svg:x="13.5cm" svg:y="17.2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0.4cm" svg:height="1.09cm" svg:x="16.1cm" svg:y="18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0.4cm" svg:height="1.09cm" svg:x="16.1cm" svg:y="17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0.4cm" svg:height="1.089cm" svg:x="16.1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0.4cm" svg:height="1.09cm" svg:x="10.9cm" svg:y="17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0.4cm" svg:height="1.09cm" svg:x="18.7cm" svg:y="18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0.4cm" svg:height="1.09cm" svg:x="18.7cm" svg:y="17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0.4cm" svg:height="1.089cm" svg:x="18.7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0.4cm" svg:height="1.089cm" svg:x="18.7cm" svg:y="14.7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0.4cm" svg:height="1.09cm" svg:x="21.3cm" svg:y="18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0.4cm" svg:height="1.09cm" svg:x="21.3cm" svg:y="17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0.4cm" svg:height="1.089cm" svg:x="21.3cm" svg:y="15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0.4cm" svg:height="1.089cm" svg:x="21.3cm" svg:y="14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0.4cm" svg:height="1.089cm" svg:x="23.8cm" svg:y="19.7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0.4cm" svg:height="1.09cm" svg:x="23.8cm" svg:y="18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1" draw:id="id21" draw:layer="layout" svg:width="0.4cm" svg:height="1.09cm" svg:x="23.8cm" svg:y="17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2" draw:id="id22" draw:layer="layout" svg:width="0.4cm" svg:height="1.089cm" svg:x="23.8cm" svg:y="15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3" draw:id="id23" draw:layer="layout" svg:width="0.4cm" svg:height="1.089cm" svg:x="23.8cm" svg:y="14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0" draw:id="id30" draw:layer="layout" svg:width="0.4cm" svg:height="1.089cm" svg:x="26.2cm" svg:y="19.7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9" draw:id="id29" draw:layer="layout" svg:width="0.4cm" svg:height="1.09cm" svg:x="26.2cm" svg:y="18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8" draw:id="id28" draw:layer="layout" svg:width="0.4cm" svg:height="1.09cm" svg:x="26.2cm" svg:y="17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7" draw:id="id27" draw:layer="layout" svg:width="0.4cm" svg:height="1.089cm" svg:x="26.2cm" svg:y="15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6" draw:id="id26" draw:layer="layout" svg:width="0.4cm" svg:height="1.089cm" svg:x="26.2cm" svg:y="14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2" draw:id="id32" draw:layer="layout" svg:width="0.4cm" svg:height="1.089cm" svg:x="28.4cm" svg:y="19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3" draw:id="id33" draw:layer="layout" svg:width="0.4cm" svg:height="1.09cm" svg:x="28.4cm" svg:y="17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4" draw:id="id34" draw:layer="layout" svg:width="0.4cm" svg:height="1.089cm" svg:x="28.4cm" svg:y="1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5" draw:id="id35" draw:layer="layout" svg:width="0.4cm" svg:height="1.089cm" svg:x="28.4cm" svg:y="14.6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4" draw:id="id24" draw:layer="layout" svg:width="0.4cm" svg:height="1.089cm" svg:x="21.3cm" svg:y="13.3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1" draw:id="id31" draw:layer="layout" svg:width="0.4cm" svg:height="1.089cm" svg:x="28.4cm" svg:y="21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5" draw:id="id25" draw:layer="layout" svg:width="0.4cm" svg:height="1.089cm" svg:x="23.8cm" svg:y="13.3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0.4cm" svg:height="1.09cm" svg:x="18.7cm" svg:y="19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0.4cm" svg:height="1.09cm" svg:x="21.3cm" svg:y="21.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0.4cm" svg:height="1.09cm" svg:x="23.8cm" svg:y="22.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8.8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2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0.9cm" svg:y="22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0.4cm" svg:height="1.09cm" svg:x="26.2cm" svg:y="23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0.4cm" svg:height="1.09cm" svg:x="8.3cm" svg:y="17.2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0cm" svg:y1="17.8cm" svg:x2="6.1cm" svg:y2="17.8cm">
          <text:p/>
        </draw:line>
        <draw:connector draw:style-name="gr4" draw:text-style-name="P1" draw:layer="layout" draw:type="line" svg:x1="8.7cm" svg:y1="17.755cm" svg:x2="10.9cm" svg:y2="17.815cm" draw:start-shape="id1" draw:start-glue-point="1" draw:end-shape="id2" draw:end-glue-point="3" svg:d="m8700 17755 2200 60" svg:viewBox="0 0 2201 61">
          <text:p/>
        </draw:connector>
        <draw:connector draw:style-name="gr4" draw:text-style-name="P1" draw:layer="layout" draw:type="line" svg:x1="11.3cm" svg:y1="17.815cm" svg:x2="13.5cm" svg:y2="17.826cm" draw:start-shape="id2" draw:start-glue-point="1" draw:end-shape="id3" draw:end-glue-point="3" svg:d="m11300 17815 2200 11" svg:viewBox="0 0 2201 12">
          <text:p/>
        </draw:connector>
        <draw:connector draw:style-name="gr4" draw:text-style-name="P1" draw:layer="layout" draw:type="line" svg:x1="13.9cm" svg:y1="17.826cm" svg:x2="16.1cm" svg:y2="17.815cm" draw:start-shape="id3" draw:start-glue-point="1" draw:end-shape="id4" draw:end-glue-point="3" svg:d="m13900 17826 2200-11" svg:viewBox="0 0 2201 12">
          <text:p/>
        </draw:connector>
        <draw:connector draw:style-name="gr4" draw:text-style-name="P1" draw:layer="layout" draw:type="line" svg:x1="13.9cm" svg:y1="17.826cm" svg:x2="16.1cm" svg:y2="16.544cm" draw:start-shape="id3" draw:start-glue-point="1" draw:end-shape="id5" draw:end-glue-point="3" svg:d="m13900 17826 2200-1282" svg:viewBox="0 0 2201 1283">
          <text:p/>
        </draw:connector>
        <draw:connector draw:style-name="gr4" draw:text-style-name="P1" draw:layer="layout" draw:type="line" svg:x1="13.9cm" svg:y1="17.826cm" svg:x2="16.1cm" svg:y2="19.085cm" draw:start-shape="id3" draw:start-glue-point="1" draw:end-shape="id6" draw:end-glue-point="3" svg:d="m13900 17826 2200 1259" svg:viewBox="0 0 2201 1260">
          <text:p/>
        </draw:connector>
        <draw:connector draw:style-name="gr4" draw:text-style-name="P1" draw:layer="layout" draw:type="line" svg:x1="16.5cm" svg:y1="16.544cm" svg:x2="18.7cm" svg:y2="15.255cm" draw:start-shape="id5" draw:start-glue-point="1" draw:end-shape="id7" draw:end-glue-point="3" svg:d="m16500 16544 2200-1289" svg:viewBox="0 0 2201 1290">
          <text:p/>
        </draw:connector>
        <draw:connector draw:style-name="gr4" draw:text-style-name="P1" draw:layer="layout" draw:type="line" svg:x1="16.5cm" svg:y1="17.815cm" svg:x2="18.7cm" svg:y2="16.544cm" draw:start-shape="id4" draw:start-glue-point="1" draw:end-shape="id8" draw:end-glue-point="3" svg:d="m16500 17815 2200-1271" svg:viewBox="0 0 2201 1272">
          <text:p/>
        </draw:connector>
        <draw:connector draw:style-name="gr4" draw:text-style-name="P1" draw:layer="layout" draw:type="line" svg:x1="16.5cm" svg:y1="17.815cm" svg:x2="18.7cm" svg:y2="17.815cm" draw:start-shape="id4" draw:start-glue-point="1" draw:end-shape="id9" draw:end-glue-point="3" svg:d="m16500 17815h2200" svg:viewBox="0 0 2201 1">
          <text:p/>
        </draw:connector>
        <draw:connector draw:style-name="gr4" draw:text-style-name="P1" draw:layer="layout" draw:type="line" svg:x1="16.5cm" svg:y1="17.815cm" svg:x2="18.7cm" svg:y2="19.085cm" draw:start-shape="id4" draw:start-glue-point="1" draw:end-shape="id10" draw:end-glue-point="3" svg:d="m16500 17815 2200 1270" svg:viewBox="0 0 2201 1271">
          <text:p/>
        </draw:connector>
        <draw:connector draw:style-name="gr4" draw:text-style-name="P1" draw:layer="layout" draw:type="line" svg:x1="16.5cm" svg:y1="19.085cm" svg:x2="18.7cm" svg:y2="20.355cm" draw:start-shape="id6" draw:start-glue-point="1" draw:end-shape="id11" draw:end-glue-point="3" svg:d="m16500 19085 2200 1270" svg:viewBox="0 0 2201 1271">
          <text:p/>
        </draw:connector>
        <draw:connector draw:style-name="gr4" draw:text-style-name="P1" draw:layer="layout" draw:type="line" svg:x1="19.1cm" svg:y1="15.255cm" svg:x2="21.3cm" svg:y2="15.166cm" draw:start-shape="id7" draw:start-glue-point="1" draw:end-shape="id12" draw:end-glue-point="3" svg:d="m19100 15255 2200-89" svg:viewBox="0 0 2201 90">
          <text:p/>
        </draw:connector>
        <draw:connector draw:style-name="gr4" draw:text-style-name="P1" draw:layer="layout" draw:type="line" svg:x1="19.1cm" svg:y1="16.544cm" svg:x2="21.3cm" svg:y2="16.455cm" draw:start-shape="id8" draw:start-glue-point="1" draw:end-shape="id13" draw:end-glue-point="3" svg:d="m19100 16544 2200-89" svg:viewBox="0 0 2201 90">
          <text:p/>
        </draw:connector>
        <draw:connector draw:style-name="gr4" draw:text-style-name="P1" draw:layer="layout" draw:type="line" svg:x1="19.1cm" svg:y1="17.815cm" svg:x2="21.3cm" svg:y2="17.726cm" draw:start-shape="id9" draw:start-glue-point="1" draw:end-shape="id14" draw:end-glue-point="3" svg:d="m19100 17815 2200-89" svg:viewBox="0 0 2201 90">
          <text:p/>
        </draw:connector>
        <draw:connector draw:style-name="gr4" draw:text-style-name="P1" draw:layer="layout" draw:type="line" svg:x1="19.1cm" svg:y1="19.085cm" svg:x2="21.3cm" svg:y2="18.996cm" draw:start-shape="id10" draw:start-glue-point="1" draw:end-shape="id15" draw:end-glue-point="3" svg:d="m19100 19085 2200-89" svg:viewBox="0 0 2201 90">
          <text:p/>
        </draw:connector>
        <draw:connector draw:style-name="gr4" draw:text-style-name="P1" draw:layer="layout" draw:type="line" svg:x1="19.1cm" svg:y1="20.355cm" svg:x2="21.3cm" svg:y2="21.555cm" draw:start-shape="id11" draw:start-glue-point="1" draw:end-shape="id16" draw:end-glue-point="3" svg:d="m19100 20355 2200 1200" svg:viewBox="0 0 2201 1201">
          <text:p/>
        </draw:connector>
        <draw:connector draw:style-name="gr4" draw:text-style-name="P1" draw:layer="layout" draw:type="line" svg:x1="21.7cm" svg:y1="21.555cm" svg:x2="23.8cm" svg:y2="22.855cm" draw:start-shape="id16" draw:start-glue-point="1" draw:end-shape="id17" draw:end-glue-point="3" svg:d="m21700 21555 2100 1300" svg:viewBox="0 0 2101 1301">
          <text:p/>
        </draw:connector>
        <draw:connector draw:style-name="gr4" draw:text-style-name="P1" draw:layer="layout" draw:type="line" svg:x1="24.2cm" svg:y1="22.855cm" svg:x2="26.2cm" svg:y2="24.455cm" draw:start-shape="id17" draw:start-glue-point="1" draw:end-shape="id18" draw:end-glue-point="3" svg:d="m24200 22855 2000 1600" svg:viewBox="0 0 2001 1601">
          <text:p/>
        </draw:connector>
        <draw:connector draw:style-name="gr4" draw:text-style-name="P1" draw:layer="layout" draw:type="line" svg:x1="21.7cm" svg:y1="18.996cm" svg:x2="23.8cm" svg:y2="18.996cm" draw:start-shape="id15" draw:start-glue-point="1" draw:end-shape="id19" draw:end-glue-point="3" svg:d="m21700 18996h2100" svg:viewBox="0 0 2101 1">
          <text:p/>
        </draw:connector>
        <draw:connector draw:style-name="gr4" draw:text-style-name="P1" draw:layer="layout" draw:type="line" svg:x1="21.7cm" svg:y1="18.996cm" svg:x2="23.8cm" svg:y2="20.266cm" draw:start-shape="id15" draw:start-glue-point="1" draw:end-shape="id20" draw:end-glue-point="3" svg:d="m21700 18996 2100 1270" svg:viewBox="0 0 2101 1271">
          <text:p/>
        </draw:connector>
        <draw:connector draw:style-name="gr4" draw:text-style-name="P1" draw:layer="layout" draw:type="line" svg:x1="21.7cm" svg:y1="17.726cm" svg:x2="23.8cm" svg:y2="17.726cm" draw:start-shape="id14" draw:start-glue-point="1" draw:end-shape="id21" draw:end-glue-point="3" svg:d="m21700 17726h2100" svg:viewBox="0 0 2101 1">
          <text:p/>
        </draw:connector>
        <draw:connector draw:style-name="gr4" draw:text-style-name="P1" draw:layer="layout" draw:type="line" svg:x1="21.7cm" svg:y1="16.455cm" svg:x2="23.8cm" svg:y2="16.455cm" draw:start-shape="id13" draw:start-glue-point="1" draw:end-shape="id22" draw:end-glue-point="3" svg:d="m21700 16455h2100" svg:viewBox="0 0 2101 1">
          <text:p/>
        </draw:connector>
        <draw:connector draw:style-name="gr4" draw:text-style-name="P1" draw:layer="layout" draw:type="line" svg:x1="21.7cm" svg:y1="15.166cm" svg:x2="23.8cm" svg:y2="15.166cm" draw:start-shape="id12" draw:start-glue-point="1" draw:end-shape="id23" draw:end-glue-point="3" svg:d="m21700 15166h2100" svg:viewBox="0 0 2101 1">
          <text:p/>
        </draw:connector>
        <draw:connector draw:style-name="gr4" draw:text-style-name="P1" draw:layer="layout" draw:type="line" svg:x1="21.7cm" svg:y1="13.855cm" svg:x2="23.8cm" svg:y2="13.855cm" draw:start-shape="id24" draw:start-glue-point="1" draw:end-shape="id25" draw:end-glue-point="3" svg:d="m21700 13855h2100" svg:viewBox="0 0 2101 1">
          <text:p/>
        </draw:connector>
        <draw:connector draw:style-name="gr4" draw:text-style-name="P1" draw:layer="layout" draw:type="line" svg:x1="19.1cm" svg:y1="15.255cm" svg:x2="21.3cm" svg:y2="13.855cm" draw:start-shape="id7" draw:start-glue-point="1" draw:end-shape="id24" draw:end-glue-point="3" svg:d="m19100 15255 2200-1400" svg:viewBox="0 0 2201 1401">
          <text:p/>
        </draw:connector>
        <draw:connector draw:style-name="gr4" draw:text-style-name="P1" draw:layer="layout" draw:type="line" svg:x1="24.2cm" svg:y1="15.166cm" svg:x2="26.2cm" svg:y2="15.166cm" draw:start-shape="id23" draw:start-glue-point="1" draw:end-shape="id26" draw:end-glue-point="3" svg:d="m24200 15166h2000" svg:viewBox="0 0 2001 1">
          <text:p/>
        </draw:connector>
        <draw:connector draw:style-name="gr4" draw:text-style-name="P1" draw:layer="layout" draw:type="line" svg:x1="24.2cm" svg:y1="16.455cm" svg:x2="26.2cm" svg:y2="16.455cm" draw:start-shape="id22" draw:start-glue-point="1" draw:end-shape="id27" draw:end-glue-point="3" svg:d="m24200 16455h2000" svg:viewBox="0 0 2001 1">
          <text:p/>
        </draw:connector>
        <draw:connector draw:style-name="gr4" draw:text-style-name="P1" draw:layer="layout" draw:type="line" svg:x1="24.2cm" svg:y1="17.726cm" svg:x2="26.2cm" svg:y2="17.726cm" draw:start-shape="id21" draw:start-glue-point="1" draw:end-shape="id28" draw:end-glue-point="3" svg:d="m24200 17726h2000" svg:viewBox="0 0 2001 1">
          <text:p/>
        </draw:connector>
        <draw:connector draw:style-name="gr4" draw:text-style-name="P1" draw:layer="layout" draw:type="line" svg:x1="24.2cm" svg:y1="18.996cm" svg:x2="26.2cm" svg:y2="18.996cm" draw:start-shape="id19" draw:start-glue-point="1" draw:end-shape="id29" draw:end-glue-point="3" svg:d="m24200 18996h2000" svg:viewBox="0 0 2001 1">
          <text:p/>
        </draw:connector>
        <draw:connector draw:style-name="gr4" draw:text-style-name="P1" draw:layer="layout" draw:type="line" svg:x1="24.2cm" svg:y1="20.266cm" svg:x2="26.2cm" svg:y2="20.266cm" draw:start-shape="id20" draw:start-glue-point="1" draw:end-shape="id30" draw:end-glue-point="3" svg:d="m24200 20266h2000" svg:viewBox="0 0 2001 1">
          <text:p/>
        </draw:connector>
        <draw:connector draw:style-name="gr4" draw:text-style-name="P1" draw:layer="layout" draw:type="line" svg:x1="26.6cm" svg:y1="20.266cm" svg:x2="28.4cm" svg:y2="21.655cm" draw:start-shape="id30" draw:start-glue-point="1" draw:end-shape="id31" draw:end-glue-point="3" svg:d="m26600 20266 1800 1389" svg:viewBox="0 0 1801 1390">
          <text:p/>
        </draw:connector>
        <draw:connector draw:style-name="gr4" draw:text-style-name="P1" draw:layer="layout" draw:type="line" svg:x1="26.6cm" svg:y1="20.266cm" svg:x2="28.4cm" svg:y2="20.344cm" draw:start-shape="id30" draw:start-glue-point="1" draw:end-shape="id32" draw:end-glue-point="3" svg:d="m26600 20266 1800 78" svg:viewBox="0 0 1801 79">
          <text:p/>
        </draw:connector>
        <draw:connector draw:style-name="gr4" draw:text-style-name="P1" draw:layer="layout" draw:type="line" svg:x1="26.6cm" svg:y1="17.726cm" svg:x2="28.4cm" svg:y2="17.715cm" draw:start-shape="id28" draw:start-glue-point="1" draw:end-shape="id33" draw:end-glue-point="3" svg:d="m26600 17726 1800-11" svg:viewBox="0 0 1801 12">
          <text:p/>
        </draw:connector>
        <draw:connector draw:style-name="gr4" draw:text-style-name="P1" draw:layer="layout" draw:type="line" svg:x1="26.6cm" svg:y1="16.455cm" svg:x2="28.4cm" svg:y2="16.444cm" draw:start-shape="id27" draw:start-glue-point="1" draw:end-shape="id34" draw:end-glue-point="3" svg:d="m26600 16455 1800-11" svg:viewBox="0 0 1801 12">
          <text:p/>
        </draw:connector>
        <draw:connector draw:style-name="gr4" draw:text-style-name="P1" draw:layer="layout" draw:type="line" svg:x1="26.6cm" svg:y1="15.166cm" svg:x2="28.4cm" svg:y2="15.155cm" draw:start-shape="id26" draw:start-glue-point="1" draw:end-shape="id35" draw:end-glue-point="3" svg:d="m26600 15166 1800-11" svg:viewBox="0 0 1801 12">
          <text:p/>
        </draw:connector>
        <draw:custom-shape draw:style-name="gr2" draw:text-style-name="P1" xml:id="id42" draw:id="id42" draw:layer="layout" svg:width="0.4cm" svg:height="1.09cm" svg:x="8.3cm" svg:y="6.6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8" draw:id="id38" draw:layer="layout" svg:width="0.4cm" svg:height="1.09cm" svg:x="8.3cm" svg:y="5.3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6" draw:id="id36" draw:layer="layout" svg:width="0.4cm" svg:height="1.089cm" svg:x="8.3cm" svg:y="4.0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1" draw:id="id41" draw:layer="layout" svg:width="0.4cm" svg:height="1.09cm" svg:x="10.9cm" svg:y="6.6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0" draw:id="id40" draw:layer="layout" svg:width="0.4cm" svg:height="1.09cm" svg:x="10.9cm" svg:y="5.3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9" draw:id="id39" draw:layer="layout" svg:width="0.4cm" svg:height="1.089cm" svg:x="10.9cm" svg:y="4.0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7" draw:id="id37" draw:layer="layout" svg:width="0.4cm" svg:height="1.089cm" svg:x="10.9cm" svg:y="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7" draw:id="id47" draw:layer="layout" svg:width="0.4cm" svg:height="1.09cm" svg:x="13.5cm" svg:y="6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6" draw:id="id46" draw:layer="layout" svg:width="0.4cm" svg:height="1.09cm" svg:x="13.5cm" svg:y="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5" draw:id="id45" draw:layer="layout" svg:width="0.4cm" svg:height="1.089cm" svg:x="13.5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4" draw:id="id44" draw:layer="layout" svg:width="0.4cm" svg:height="1.089cm" svg:x="13.5cm" svg:y="2.7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2" draw:id="id52" draw:layer="layout" svg:width="0.4cm" svg:height="1.089cm" svg:x="16.071cm" svg:y="7.8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1" draw:id="id51" draw:layer="layout" svg:width="0.4cm" svg:height="1.09cm" svg:x="16.071cm" svg:y="6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3" draw:id="id53" draw:layer="layout" svg:width="0.4cm" svg:height="1.09cm" svg:x="16.071cm" svg:y="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4" draw:id="id54" draw:layer="layout" svg:width="0.4cm" svg:height="1.089cm" svg:x="16.071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5" draw:id="id55" draw:layer="layout" svg:width="0.4cm" svg:height="1.089cm" svg:x="16.071cm" svg:y="2.7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2" draw:id="id62" draw:layer="layout" svg:width="0.4cm" svg:height="1.089cm" svg:x="18.7cm" svg:y="7.8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1" draw:id="id61" draw:layer="layout" svg:width="0.4cm" svg:height="1.09cm" svg:x="18.7cm" svg:y="6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0" draw:id="id60" draw:layer="layout" svg:width="0.4cm" svg:height="1.09cm" svg:x="18.7cm" svg:y="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9" draw:id="id59" draw:layer="layout" svg:width="0.4cm" svg:height="1.089cm" svg:x="18.7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8" draw:id="id58" draw:layer="layout" svg:width="0.4cm" svg:height="1.089cm" svg:x="18.7cm" svg:y="2.7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4" draw:id="id64" draw:layer="layout" svg:width="0.4cm" svg:height="1.089cm" svg:x="21.3cm" svg:y="7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5" draw:id="id65" draw:layer="layout" svg:width="0.4cm" svg:height="1.09cm" svg:x="21.3cm" svg:y="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6" draw:id="id66" draw:layer="layout" svg:width="0.4cm" svg:height="1.089cm" svg:x="21.3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7" draw:id="id67" draw:layer="layout" svg:width="0.4cm" svg:height="1.089cm" svg:x="21.3cm" svg:y="2.7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6" draw:id="id56" draw:layer="layout" svg:width="0.4cm" svg:height="1.089cm" svg:x="13.5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3" draw:id="id63" draw:layer="layout" svg:width="0.4cm" svg:height="1.089cm" svg:x="21.3cm" svg:y="9.2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7" draw:id="id57" draw:layer="layout" svg:width="0.4cm" svg:height="1.089cm" svg:x="16.071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3" draw:id="id43" draw:layer="layout" svg:width="0.4cm" svg:height="1.09cm" svg:x="10.9cm" svg:y="7.8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8" draw:id="id48" draw:layer="layout" svg:width="0.4cm" svg:height="1.09cm" svg:x="13.5cm" svg:y="9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9" draw:id="id49" draw:layer="layout" svg:width="0.4cm" svg:height="1.09cm" svg:x="16.071cm" svg:y="10.3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071cm" svg:y="12.3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0" draw:id="id50" draw:layer="layout" svg:width="0.4cm" svg:height="1.09cm" svg:x="18.6cm" svg:y="1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0cm" svg:y1="5.9cm" svg:x2="6.1cm" svg:y2="5.9cm">
          <text:p/>
        </draw:line>
        <draw:connector draw:style-name="gr4" draw:text-style-name="P1" draw:layer="layout" draw:type="line" svg:x1="8.7cm" svg:y1="4.633cm" svg:x2="10.9cm" svg:y2="3.344cm" draw:start-shape="id36" draw:start-glue-point="1" draw:end-shape="id37" draw:end-glue-point="3" svg:d="m8700 4633 2200-1289" svg:viewBox="0 0 2201 1290">
          <text:p/>
        </draw:connector>
        <draw:connector draw:style-name="gr4" draw:text-style-name="P1" draw:layer="layout" draw:type="line" svg:x1="8.7cm" svg:y1="5.904cm" svg:x2="10.9cm" svg:y2="4.633cm" draw:start-shape="id38" draw:start-glue-point="1" draw:end-shape="id39" draw:end-glue-point="3" svg:d="m8700 5904 2200-1271" svg:viewBox="0 0 2201 1272">
          <text:p/>
        </draw:connector>
        <draw:connector draw:style-name="gr4" draw:text-style-name="P1" draw:layer="layout" draw:type="line" svg:x1="8.7cm" svg:y1="5.904cm" svg:x2="10.9cm" svg:y2="5.904cm" draw:start-shape="id38" draw:start-glue-point="1" draw:end-shape="id40" draw:end-glue-point="3" svg:d="m8700 5904h2200" svg:viewBox="0 0 2201 1">
          <text:p/>
        </draw:connector>
        <draw:connector draw:style-name="gr4" draw:text-style-name="P1" draw:layer="layout" draw:type="line" svg:x1="8.7cm" svg:y1="5.904cm" svg:x2="10.9cm" svg:y2="7.174cm" draw:start-shape="id38" draw:start-glue-point="1" draw:end-shape="id41" draw:end-glue-point="3" svg:d="m8700 5904 2200 1270" svg:viewBox="0 0 2201 1271">
          <text:p/>
        </draw:connector>
        <draw:connector draw:style-name="gr4" draw:text-style-name="P1" draw:layer="layout" draw:type="line" svg:x1="8.7cm" svg:y1="7.174cm" svg:x2="10.9cm" svg:y2="8.444cm" draw:start-shape="id42" draw:start-glue-point="1" draw:end-shape="id43" draw:end-glue-point="3" svg:d="m8700 7174 2200 1270" svg:viewBox="0 0 2201 1271">
          <text:p/>
        </draw:connector>
        <draw:connector draw:style-name="gr4" draw:text-style-name="P1" draw:layer="layout" draw:type="line" svg:x1="11.3cm" svg:y1="3.344cm" svg:x2="13.5cm" svg:y2="3.255cm" draw:start-shape="id37" draw:start-glue-point="1" draw:end-shape="id44" draw:end-glue-point="3" svg:d="m11300 3344 2200-89" svg:viewBox="0 0 2201 90">
          <text:p/>
        </draw:connector>
        <draw:connector draw:style-name="gr4" draw:text-style-name="P1" draw:layer="layout" draw:type="line" svg:x1="11.3cm" svg:y1="4.633cm" svg:x2="13.5cm" svg:y2="4.544cm" draw:start-shape="id39" draw:start-glue-point="1" draw:end-shape="id45" draw:end-glue-point="3" svg:d="m11300 4633 2200-89" svg:viewBox="0 0 2201 90">
          <text:p/>
        </draw:connector>
        <draw:connector draw:style-name="gr4" draw:text-style-name="P1" draw:layer="layout" draw:type="line" svg:x1="11.3cm" svg:y1="5.904cm" svg:x2="13.5cm" svg:y2="5.815cm" draw:start-shape="id40" draw:start-glue-point="1" draw:end-shape="id46" draw:end-glue-point="3" svg:d="m11300 5904 2200-89" svg:viewBox="0 0 2201 90">
          <text:p/>
        </draw:connector>
        <draw:connector draw:style-name="gr4" draw:text-style-name="P1" draw:layer="layout" draw:type="line" svg:x1="11.3cm" svg:y1="7.174cm" svg:x2="13.5cm" svg:y2="7.085cm" draw:start-shape="id41" draw:start-glue-point="1" draw:end-shape="id47" draw:end-glue-point="3" svg:d="m11300 7174 2200-89" svg:viewBox="0 0 2201 90">
          <text:p/>
        </draw:connector>
        <draw:connector draw:style-name="gr4" draw:text-style-name="P1" draw:layer="layout" draw:type="line" svg:x1="11.3cm" svg:y1="8.444cm" svg:x2="13.5cm" svg:y2="9.644cm" draw:start-shape="id43" draw:start-glue-point="1" draw:end-shape="id48" draw:end-glue-point="3" svg:d="m11300 8444 2200 1200" svg:viewBox="0 0 2201 1201">
          <text:p/>
        </draw:connector>
        <draw:connector draw:style-name="gr4" draw:text-style-name="P1" draw:layer="layout" draw:type="line" svg:x1="13.9cm" svg:y1="9.644cm" svg:x2="16.071cm" svg:y2="10.944cm" draw:start-shape="id48" draw:start-glue-point="1" draw:end-shape="id49" draw:end-glue-point="3" svg:d="m13900 9644 2171 1300" svg:viewBox="0 0 2172 1301">
          <text:p/>
        </draw:connector>
        <draw:connector draw:style-name="gr4" draw:text-style-name="P1" draw:layer="layout" draw:type="line" svg:x1="16.471cm" svg:y1="10.944cm" svg:x2="18.6cm" svg:y2="12.545cm" draw:start-shape="id49" draw:start-glue-point="1" draw:end-shape="id50" draw:end-glue-point="3" svg:d="m16471 10944 2129 1601" svg:viewBox="0 0 2130 1602">
          <text:p/>
        </draw:connector>
        <draw:connector draw:style-name="gr4" draw:text-style-name="P1" draw:layer="layout" draw:type="line" svg:x1="13.9cm" svg:y1="7.085cm" svg:x2="16.071cm" svg:y2="7.085cm" draw:start-shape="id47" draw:start-glue-point="1" draw:end-shape="id51" draw:end-glue-point="3" svg:d="m13900 7085h2171" svg:viewBox="0 0 2172 1">
          <text:p/>
        </draw:connector>
        <draw:connector draw:style-name="gr4" draw:text-style-name="P1" draw:layer="layout" draw:type="line" svg:x1="13.9cm" svg:y1="7.085cm" svg:x2="16.071cm" svg:y2="8.355cm" draw:start-shape="id47" draw:start-glue-point="1" draw:end-shape="id52" draw:end-glue-point="3" svg:d="m13900 7085 2171 1270" svg:viewBox="0 0 2172 1271">
          <text:p/>
        </draw:connector>
        <draw:connector draw:style-name="gr4" draw:text-style-name="P1" draw:layer="layout" draw:type="line" svg:x1="13.9cm" svg:y1="5.815cm" svg:x2="16.071cm" svg:y2="5.815cm" draw:start-shape="id46" draw:start-glue-point="1" draw:end-shape="id53" draw:end-glue-point="3" svg:d="m13900 5815h2171" svg:viewBox="0 0 2172 1">
          <text:p/>
        </draw:connector>
        <draw:connector draw:style-name="gr4" draw:text-style-name="P1" draw:layer="layout" draw:type="line" svg:x1="13.9cm" svg:y1="4.544cm" svg:x2="16.071cm" svg:y2="4.544cm" draw:start-shape="id45" draw:start-glue-point="1" draw:end-shape="id54" draw:end-glue-point="3" svg:d="m13900 4544h2171" svg:viewBox="0 0 2172 1">
          <text:p/>
        </draw:connector>
        <draw:connector draw:style-name="gr4" draw:text-style-name="P1" draw:layer="layout" draw:type="line" svg:x1="13.9cm" svg:y1="3.255cm" svg:x2="16.071cm" svg:y2="3.255cm" draw:start-shape="id44" draw:start-glue-point="1" draw:end-shape="id55" draw:end-glue-point="3" svg:d="m13900 3255h2171" svg:viewBox="0 0 2172 1">
          <text:p/>
        </draw:connector>
        <draw:connector draw:style-name="gr4" draw:text-style-name="P1" draw:layer="layout" draw:type="line" svg:x1="13.9cm" svg:y1="1.944cm" svg:x2="16.071cm" svg:y2="1.944cm" draw:start-shape="id56" draw:start-glue-point="1" draw:end-shape="id57" draw:end-glue-point="3" svg:d="m13900 1944h2171" svg:viewBox="0 0 2172 1">
          <text:p/>
        </draw:connector>
        <draw:connector draw:style-name="gr4" draw:text-style-name="P1" draw:layer="layout" draw:type="line" svg:x1="11.3cm" svg:y1="3.344cm" svg:x2="13.5cm" svg:y2="1.944cm" draw:start-shape="id37" draw:start-glue-point="1" draw:end-shape="id56" draw:end-glue-point="3" svg:d="m11300 3344 2200-1400" svg:viewBox="0 0 2201 1401">
          <text:p/>
        </draw:connector>
        <draw:connector draw:style-name="gr4" draw:text-style-name="P1" draw:layer="layout" draw:type="line" svg:x1="16.471cm" svg:y1="3.255cm" svg:x2="18.7cm" svg:y2="3.255cm" draw:start-shape="id55" draw:start-glue-point="1" draw:end-shape="id58" draw:end-glue-point="3" svg:d="m16471 3255h2229" svg:viewBox="0 0 2230 1">
          <text:p/>
        </draw:connector>
        <draw:connector draw:style-name="gr4" draw:text-style-name="P1" draw:layer="layout" draw:type="line" svg:x1="16.471cm" svg:y1="4.544cm" svg:x2="18.7cm" svg:y2="4.544cm" draw:start-shape="id54" draw:start-glue-point="1" draw:end-shape="id59" draw:end-glue-point="3" svg:d="m16471 4544h2229" svg:viewBox="0 0 2230 1">
          <text:p/>
        </draw:connector>
        <draw:connector draw:style-name="gr4" draw:text-style-name="P1" draw:layer="layout" draw:type="line" svg:x1="16.471cm" svg:y1="5.815cm" svg:x2="18.7cm" svg:y2="5.815cm" draw:start-shape="id53" draw:start-glue-point="1" draw:end-shape="id60" draw:end-glue-point="3" svg:d="m16471 5815h2229" svg:viewBox="0 0 2230 1">
          <text:p/>
        </draw:connector>
        <draw:connector draw:style-name="gr4" draw:text-style-name="P1" draw:layer="layout" draw:type="line" svg:x1="16.471cm" svg:y1="7.085cm" svg:x2="18.7cm" svg:y2="7.085cm" draw:start-shape="id51" draw:start-glue-point="1" draw:end-shape="id61" draw:end-glue-point="3" svg:d="m16471 7085h2229" svg:viewBox="0 0 2230 1">
          <text:p/>
        </draw:connector>
        <draw:connector draw:style-name="gr4" draw:text-style-name="P1" draw:layer="layout" draw:type="line" svg:x1="16.471cm" svg:y1="8.355cm" svg:x2="18.7cm" svg:y2="8.355cm" draw:start-shape="id52" draw:start-glue-point="1" draw:end-shape="id62" draw:end-glue-point="3" svg:d="m16471 8355h2229" svg:viewBox="0 0 2230 1">
          <text:p/>
        </draw:connector>
        <draw:connector draw:style-name="gr4" draw:text-style-name="P1" draw:layer="layout" draw:type="line" svg:x1="19.1cm" svg:y1="8.355cm" svg:x2="21.3cm" svg:y2="9.755cm" draw:start-shape="id62" draw:start-glue-point="1" draw:end-shape="id63" draw:end-glue-point="3" svg:d="m19100 8355 2200 1400" svg:viewBox="0 0 2201 1401">
          <text:p/>
        </draw:connector>
        <draw:connector draw:style-name="gr4" draw:text-style-name="P1" draw:layer="layout" draw:type="line" svg:x1="19.1cm" svg:y1="8.355cm" svg:x2="21.3cm" svg:y2="8.444cm" draw:start-shape="id62" draw:start-glue-point="1" draw:end-shape="id64" draw:end-glue-point="3" svg:d="m19100 8355 2200 89" svg:viewBox="0 0 2201 90">
          <text:p/>
        </draw:connector>
        <draw:connector draw:style-name="gr4" draw:text-style-name="P1" draw:layer="layout" draw:type="line" svg:x1="19.1cm" svg:y1="5.815cm" svg:x2="21.3cm" svg:y2="5.815cm" draw:start-shape="id60" draw:start-glue-point="1" draw:end-shape="id65" draw:end-glue-point="3" svg:d="m19100 5815h2200" svg:viewBox="0 0 2201 1">
          <text:p/>
        </draw:connector>
        <draw:connector draw:style-name="gr4" draw:text-style-name="P1" draw:layer="layout" draw:type="line" svg:x1="19.1cm" svg:y1="4.544cm" svg:x2="21.3cm" svg:y2="4.544cm" draw:start-shape="id59" draw:start-glue-point="1" draw:end-shape="id66" draw:end-glue-point="3" svg:d="m19100 4544h2200" svg:viewBox="0 0 2201 1">
          <text:p/>
        </draw:connector>
        <draw:connector draw:style-name="gr4" draw:text-style-name="P1" draw:layer="layout" draw:type="line" svg:x1="19.1cm" svg:y1="3.255cm" svg:x2="21.3cm" svg:y2="3.255cm" draw:start-shape="id58" draw:start-glue-point="1" draw:end-shape="id67" draw:end-glue-point="3" svg:d="m19100 3255h2200" svg:viewBox="0 0 2201 1">
          <text:p/>
        </draw:connector>
        <draw:custom-shape draw:style-name="gr5" draw:text-style-name="P1" draw:layer="layout" svg:width="11.4cm" svg:height="11.5cm" svg:x="0.4cm" svg:y="0.1cm">
          <text:p/>
          <draw:enhanced-geometry draw:glue-point-type="segments" draw:type="mso-spt100" draw:modifiers="90.1152657414634 -89.976554983419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1" draw:layer="layout" svg:width="5.7cm" svg:height="5.3cm" svg:x="3.3cm" svg:y="15.1cm">
          <text:p/>
          <draw:enhanced-geometry draw:glue-point-type="segments" draw:type="mso-spt100" draw:modifiers="90.0355313223117 -89.921273179553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2" draw:layer="layout" svg:width="1.5cm" svg:height="1.5cm" svg:x="0cm" svg:y="16.3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5cm" svg:height="1.5cm" svg:x="0cm" svg:y="4.4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TE </meta:initial-creator>
    <meta:creation-date>2015-05-12T12:03:04</meta:creation-date>
    <dc:date>2015-05-13T01:33:16</dc:date>
    <dc:creator>ETE </dc:creator>
    <meta:editing-duration>PT13H15M2S</meta:editing-duration>
    <meta:editing-cycles>5</meta:editing-cycles>
    <meta:generator>LibreOffice/3.5$Linux_x86 LibreOffice_project/350m1$Build-2</meta:generator>
    <meta:document-statistic meta:object-count="149"/>
  </office:meta>
</office:document-meta>
</file>